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3.085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6" style:family="table-row">
      <style:table-row-properties style:row-height="6.4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 style:data-style-name="N116">
      <style:table-cell-properties fo:background-color="#ffff99"/>
      <style:text-properties fo:font-size="14pt" style:font-size-asian="14pt" style:font-size-complex="14pt"/>
    </style:style>
    <style:style style:name="ce10" style:family="table-cell" style:parent-style-name="Default" style:data-style-name="N100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d" table:style-name="ta1" table:print="false">
        <office:forms form:automatic-focus="false" form:apply-design-mode="false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6" table:default-cell-style-name="ce3"/>
        <table:table-column table:style-name="co5" table:number-columns-repeated="1010" table:default-cell-style-name="ce3"/>
        <table:table-row table:style-name="ro2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id-</text:p>
          </table:table-cell>
          <table:table-cell table:style-name="ce9" office:value-type="date" office:date-value="2022-05-01T16:56:48.81">
            <text:p>5月1日</text:p>
          </table:table-cell>
          <table:table-cell table:style-name="ce9" office:value-type="date" office:date-value="2022-05-02T17:48:43.56">
            <text:p>5月2日</text:p>
          </table:table-cell>
          <table:table-cell table:style-name="ce9" table:number-columns-repeated="8"/>
          <table:table-cell table:formula="of:=NOW()" office:value-type="date" office:date-value="2022-05-03T18:07:02.5">
            <text:p>2022/5/3 18:07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float" office:value="24">
            <text:p>24</text:p>
          </table:table-cell>
          <table:table-cell table:style-name="ce10" office:value-type="string">
            <office:annotation office:display="true" draw:style-name="gr1" draw:text-style-name="P2" svg:width="2.899cm" svg:height="1.781cm" svg:x="13.479cm" svg:y="2.975cm" draw:caption-point-x="-6.998cm" draw:caption-point-y="-2.336cm">
              <dc:creator>ik</dc:creator>
              <dc:date>2022-05-03T00:00:00</dc:date>
              <text:p text:style-name="P1"><text:span text:style-name="T1">* </text:span><text:span text:style-name="T1">吹いた</text:span></text:p>
              <text:p text:style-name="P1"><text:span text:style-name="T1">+ </text:span><text:span text:style-name="T1">新しい一節</text:span></text:p>
              <text:p text:style-name="P1"><text:span text:style-name="T1"># </text:span><text:span text:style-name="T1">合併</text:span></text:p>
              <text:p text:style-name="P1"><text:span text:style-name="T1">; do</text:span></text:p>
            </office:annotation>
            <text:p>*#id-21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office:value-type="string">
            <text:p>23</text:p>
          </table:table-cell>
          <table:table-cell table:style-name="ce10" office:value-type="string">
            <text:p>*+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office:value-type="string">
            <text:p>22</text:p>
          </table:table-cell>
          <table:table-cell table:style-name="ce10" office:value-type="string">
            <text:p>*#id-21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office:value-type="string">
            <text:p>21</text:p>
          </table:table-cell>
          <table:table-cell table:style-name="ce10" office:value-type="string">
            <text:p>*+</text:p>
          </table:table-cell>
          <table:table-cell office:value-type="string">
            <text:p>*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 office:value-type="string">
            <text:p>25</text:p>
          </table:table-cell>
          <table:table-cell table:style-name="ce10"/>
          <table:table-cell office:value-type="string">
            <text:p>N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3T18:07:02.52">
            <text:p>0503 <text:s/>1807</text:p>
          </table:table-cell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number-columns-repeated="1011"/>
        </table:table-row>
        <table:table-row table:style-name="ro3">
          <table:table-cell table:number-columns-repeated="3"/>
          <table:table-cell table:style-name="ce8" table:formula="of:=NOW()" office:value-type="date" office:date-value="2022-05-03T18:07:02.52">
            <text:p>0503 <text:s/>1807</text:p>
          </table:table-cell>
          <table:table-cell table:style-name="ce8" table:formula="of:=NOW()" office:value-type="date" office:date-value="2022-05-03T18:07:02.52">
            <text:p>0503 <text:s/>1807</text:p>
          </table:table-cell>
          <table:table-cell table:style-name="ce16" table:number-columns-repeated="2"/>
          <table:table-cell table:style-name="ce8" table:formula="of:=NOW()" office:value-type="date" office:date-value="2022-05-03T18:07:02.52">
            <text:p>0503 <text:s/>1807</text:p>
          </table:table-cell>
          <table:table-cell table:style-name="ce16" table:number-columns-repeated="2"/>
          <table:table-cell table:style-name="ce8" table:formula="of:=NOW()" office:value-type="date" office:date-value="2022-05-03T18:07:02.52">
            <text:p>0503 <text:s/>1807</text:p>
          </table:table-cell>
          <table:table-cell table:style-name="ce16" table:number-columns-repeated="2"/>
          <table:table-cell table:number-columns-repeated="1011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ac" table:style-name="ta1" table:print="false">
        <office:forms form:automatic-focus="false" form:apply-design-mode="false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3" table:default-cell-style-name="ce3"/>
        <table:table-column table:style-name="co6" table:default-cell-style-name="ce3"/>
        <table:table-column table:style-name="co5" table:number-columns-repeated="1007" table:default-cell-style-name="ce3"/>
        <table:table-row table:style-name="ro2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prac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page</text:p>
          </table:table-cell>
          <table:table-cell table:style-name="ce6"/>
          <table:table-cell table:style-name="ce9" office:value-type="date" office:date-value="2022-05-02T17:48:43.56">
            <text:p>5月2日</text:p>
          </table:table-cell>
          <table:table-cell table:style-name="ce9" office:value-type="date" office:date-value="2022-05-03T18:05:44.46">
            <text:p>5月3日</text:p>
          </table:table-cell>
          <table:table-cell table:style-name="ce9" table:number-columns-repeated="8"/>
          <table:table-cell table:formula="of:=NOW()" office:value-type="date" office:date-value="2022-05-03T18:07:01.38">
            <text:p>2022/5/3 18:07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string">
            <text:p>1</text:p>
          </table:table-cell>
          <table:table-cell table:style-name="ce7" office:value-type="string">
            <text:p>i-25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10" office:value-type="string">
            <text:p>N</text:p>
          </table:table-cell>
          <table:table-cell office:value-type="string">
            <text:p>;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07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number-columns-repeated="3"/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table:formula="of:=NOW()" office:value-type="date" office:date-value="2022-05-03T18:07:02.62">
            <text:p>0503 <text:s/>1807</text:p>
          </table:table-cell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number:date-style style:name="N116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2022/05/03</text:date>, <text:time>18:0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3T18:07:02.34</dc:date>
    <dc:creator>iwabuchi ken</dc:creator>
    <meta:editing-duration>PT1H49M22S</meta:editing-duration>
    <meta:editing-cycles>13</meta:editing-cycles>
    <meta:generator>OpenOffice/4.1.3$Win32 OpenOffice.org_project/413m1$Build-9783</meta:generator>
    <meta:document-statistic meta:table-count="3" meta:cell-count="352" meta:object-count="0"/>
  </office:meta>
</office:document-meta>
</file>